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annonces" style:display-name="liste_annonces" style:family="table">
      <style:table-properties style:width="16.986cm" fo:margin-left="0cm" fo:margin-right="0.014cm" table:align="margins" fo:background-color="transparent" fo:keep-with-next="auto">
        <style:background-image/>
      </style:table-properties>
    </style:style>
    <style:style style:name="liste_5f_annonces.A" style:display-name="liste_annonces.A" style:family="table-column">
      <style:table-column-properties style:column-width="1.699cm" style:rel-column-width="6553*"/>
    </style:style>
    <style:style style:name="liste_5f_annonces.J" style:display-name="liste_annonces.J" style:family="table-column">
      <style:table-column-properties style:column-width="1.7cm" style:rel-column-width="6558*"/>
    </style:style>
    <style:style style:name="liste_5f_annonces.1" style:display-name="liste_annonces.1" style:family="table-row">
      <style:table-row-properties style:min-row-height="0.499cm" fo:background-color="transparent" style:keep-together="false" fo:keep-together="always">
        <style:background-image/>
      </style:table-row-properties>
    </style:style>
    <style:style style:name="liste_5f_annonces.A1" style:display-name="liste_annonce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_5f_annonces.J1" style:display-name="liste_annonces.J1" style:family="table-cell">
      <style:table-cell-properties fo:background-color="#c0c0c0" fo:padding="0.097cm" fo:border="0.002cm solid #000000">
        <style:background-image/>
      </style:table-cell-properties>
    </style:style>
    <style:style style:name="liste_5f_annonces.2" style:display-name="liste_annonces.2" style:family="table-row">
      <style:table-row-properties style:keep-together="false" fo:keep-together="always"/>
    </style:style>
    <style:style style:name="liste_5f_annonces.A2" style:display-name="liste_annonces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_5f_annonces.J2" style:display-name="liste_annonces.J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u_20_tableau_20_1e_20_ligne">
      <style:text-properties style:text-underline-style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master-page-name="First_20_Page">
      <style:paragraph-properties style:page-number="auto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_entete#%</text:p>
      <text:p text:style-name="Standard"/>
      <text:section text:style-name="Sect1" text:name="Section1">
        <text:p text:style-name="Text_20_body">%#include infoProtocole#%</text:p>
        <text:p text:style-name="Text_20_body"/>
      </text:section>
      <table:table table:name="liste_annonces" table:style-name="liste_5f_annonces">
        <table:table-column table:style-name="liste_5f_annonces.A" table:number-columns-repeated="9"/>
        <table:table-column table:style-name="liste_5f_annonces.J"/>
        <table:table-header-rows>
          <table:table-row table:style-name="liste_5f_annonces.1">
            <table:table-cell table:style-name="liste_5f_annonces.A1" office:value-type="string">
              <text:p text:style-name="P2">%=entete_nss=%</text:p>
            </table:table-cell>
            <table:table-cell table:style-name="liste_5f_annonces.A1" office:value-type="string">
              <text:p text:style-name="P2">%=entete_nom_enfant=%</text:p>
            </table:table-cell>
            <table:table-cell table:style-name="liste_5f_annonces.A1" office:value-type="string">
              <text:p text:style-name="P2">%=entete_prenom_enfant=%</text:p>
            </table:table-cell>
            <table:table-cell table:style-name="liste_5f_annonces.A1" office:value-type="string">
              <text:p text:style-name="P2">%=entete_naissance=%</text:p>
            </table:table-cell>
            <table:table-cell table:style-name="liste_5f_annonces.A1" office:value-type="string">
              <text:p text:style-name="P2">%=entete_dossier=%</text:p>
            </table:table-cell>
            <table:table-cell table:style-name="liste_5f_annonces.A1" office:value-type="string">
              <text:p text:style-name="P2">%=entete_annonce=%</text:p>
            </table:table-cell>
            <table:table-cell table:style-name="liste_5f_annonces.A1" office:value-type="string">
              <text:p text:style-name="P2">%=entete_nom_alloc=%</text:p>
            </table:table-cell>
            <table:table-cell table:style-name="liste_5f_annonces.A1" office:value-type="string">
              <text:p text:style-name="P2">%=entete_prenom_alloc=%</text:p>
            </table:table-cell>
            <table:table-cell table:style-name="liste_5f_annonces.A1" office:value-type="string">
              <text:p text:style-name="P2">%=entete_message=%</text:p>
            </table:table-cell>
            <table:table-cell table:style-name="liste_5f_annonces.J1" office:value-type="string">
              <text:p text:style-name="P2">%=entete_code_erreur=%</text:p>
            </table:table-cell>
          </table:table-row>
        </table:table-header-rows>
        <table:table-row table:style-name="liste_5f_annonces.2">
          <table:table-cell table:style-name="liste_5f_annonces.A2" office:value-type="string">
            <text:p text:style-name="Table_20_Contents">%{colonne}%%=col_nss=%</text:p>
          </table:table-cell>
          <table:table-cell table:style-name="liste_5f_annonces.A2" office:value-type="string">
            <text:p text:style-name="Table_20_Contents">%=col_nom_enfant=%</text:p>
          </table:table-cell>
          <table:table-cell table:style-name="liste_5f_annonces.A2" office:value-type="string">
            <text:p text:style-name="Table_20_Contents">%=col_prenom_enfant=%</text:p>
          </table:table-cell>
          <table:table-cell table:style-name="liste_5f_annonces.A2" office:value-type="string">
            <text:p text:style-name="P3">%=col_naissance=%</text:p>
          </table:table-cell>
          <table:table-cell table:style-name="liste_5f_annonces.A2" office:value-type="string">
            <text:p text:style-name="P3">%=col_dossier=%</text:p>
          </table:table-cell>
          <table:table-cell table:style-name="liste_5f_annonces.A2" office:value-type="string">
            <text:p text:style-name="Table_20_Contents">%=col_annonce=%</text:p>
          </table:table-cell>
          <table:table-cell table:style-name="liste_5f_annonces.A2" office:value-type="string">
            <text:p text:style-name="Table_20_Contents">%=col_nom_alloc=%</text:p>
          </table:table-cell>
          <table:table-cell table:style-name="liste_5f_annonces.A2" office:value-type="string">
            <text:p text:style-name="Table_20_Contents">%=col_prenom_alloc=%</text:p>
          </table:table-cell>
          <table:table-cell table:style-name="liste_5f_annonces.A2" office:value-type="string">
            <text:p text:style-name="Table_20_Contents">%=col_message=%</text:p>
          </table:table-cell>
          <table:table-cell table:style-name="liste_5f_annonces.J2" office:value-type="string">
            <text:p text:style-name="Table_20_Contents">%=col_code_erreur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35cm" fo:margin-bottom="1.33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17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1.28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9T10:54:49.49</dc:date>
    <meta:editing-cycles>85</meta:editing-cycles>
    <meta:editing-duration>PT1H47M23S</meta:editing-duration>
    <meta:document-statistic meta:table-count="1" meta:image-count="0" meta:object-count="0" meta:page-count="1" meta:paragraph-count="24" meta:word-count="26" meta:character-count="429"/>
    <meta:user-defined meta:name="Info 1"/>
    <meta:user-defined meta:name="Info 2"/>
    <meta:user-defined meta:name="Info 3"/>
    <meta:user-defined meta:name="Info 4"/>
  </office:meta>
</office:document-meta>
</file>